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ngl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COM.MICROSOFT.CONCAT([.A2];[.B2])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CONCAT([.A3];[.B3])" office:value-type="string" office:string-value="2B" calcext:value-type="string">
            <text:p>2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OM.MICROSOFT.CONCAT([.A4];[.B4])" office:value-type="string" office:string-value="3C" calcext:value-type="string">
            <text:p>3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formula="of:=COM.MICROSOFT.CONCAT([.A5];[.B5])" office:value-type="string" office:string-value="4D" calcext:value-type="string">
            <text:p>4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COM.MICROSOFT.CONCAT([.A6];[.B6])" office:value-type="string" office:string-value="5E" calcext:value-type="string">
            <text:p>5E</text:p>
          </table:table-cell>
        </table:table-row>
      </table:table>
      <table:table table:name="Ongl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COM.MICROSOFT.CONCAT([.B2];[.C2])" office:value-type="string" office:string-value="1A" calcext:value-type="string">
            <text:p>1A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CONCAT([.B3];[.C3])" office:value-type="string" office:string-value="2B" calcext:value-type="string">
            <text:p>2B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OM.MICROSOFT.CONCAT([.B4];[.C4])" office:value-type="string" office:string-value="3C" calcext:value-type="string">
            <text:p>3C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formula="of:=COM.MICROSOFT.CONCAT([.B5];[.C5])" office:value-type="string" office:string-value="4D" calcext:value-type="string">
            <text:p>4D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COM.MICROSOFT.CONCAT([.B6];[.C6])" office:value-type="string" office:string-value="5E" calcext:value-type="string">
            <text:p>5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Canales</meta:initial-creator>
    <meta:creation-date>2022-05-31T13:38:51.837000000</meta:creation-date>
    <dc:date>2022-05-31T13:40:49.617000000</dc:date>
    <dc:creator>Michael Canales</dc:creator>
    <meta:editing-duration>PT1M59S</meta:editing-duration>
    <meta:editing-cycles>1</meta:editing-cycles>
    <meta:document-statistic meta:table-count="2" meta:cell-count="41" meta:object-count="0"/>
    <meta:generator>LibreOffice/7.2.6.2$Windows_X86_64 LibreOffice_project/b0ec3a565991f7569a5a7f5d24fed7f52653d754</meta:generator>
  </office:meta>
</office:document-meta>
</file>